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>
      <style:text-properties officeooo:paragraph-rsid="000f2220"/>
    </style:style>
    <style:style style:name="P6" style:family="paragraph" style:parent-style-name="Standard" style:list-style-name="L5">
      <style:text-properties officeooo:paragraph-rsid="000f2220"/>
    </style:style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Standard" style:list-style-name="L8"/>
    <style:style style:name="P11" style:family="paragraph" style:parent-style-name="Standard" style:list-style-name="L8">
      <style:text-properties officeooo:paragraph-rsid="000f222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/>Отчет по анализу репозитория</text:h>
      <text:p text:style-name="Standard"/>
      <text:p text:style-name="Standard">1. Структура репозитория</text:p>
      <text:p text:style-name="Standard"/>
      <text:p text:style-name="Standard">Создан репозиторий с названием review-practice-ai_ivanov, содержащий следующие файлы:</text:p>
      <text:list text:style-name="L1">
        <text:list-item>
          <text:p text:style-name="P1">README.md - описание проекта и инструкции</text:p>
        </text:list-item>
        <text:list-item>
          <text:p text:style-name="P1"><text:s/>.gitignore - конфигурация для Python</text:p>
        </text:list-item>
        <text:list-item>
          <text:p text:style-name="P1"><text:s/>папка src/ с файлом calculator.py</text:p>
        </text:list-item>
        <text:list-item>
          <text:p text:style-name="P1"/>
        </text:list-item>
        <text:list-item>
          <text:p text:style-name="P1"><text:s/>report.md - текущий отчет</text:p>
        </text:list-item>
      </text:list>
      <text:p text:style-name="Standard"/>
      <text:p text:style-name="Standard">2. История коммитов</text:p>
      <text:p text:style-name="Standard"/>
      <text:p text:style-name="Standard">Выполнено 5 коммитов:</text:p>
      <text:p text:style-name="Standard">1. "Инициализация проекта" - создание README и .gitignore</text:p>
      <text:p text:style-name="Standard">2. "Добавление базового калькулятора" - создание src/calculator.py</text:p>
      <text:p text:style-name="Standard">3. "Доработка функционала" - добавление операций деления и умножения</text:p>
      <text:p text:style-name="Standard">4. "Исправление ошибок" - исправление обработки деления на ноль</text:p>
      <text:p text:style-name="Standard">5. "Документирование кода" - добавление комментариев и обработки исключений</text:p>
      <text:p text:style-name="Standard"/>
      <text:p text:style-name="Standard"><text:s/>3. Анализ выбранного проекта</text:p>
      <text:p text:style-name="Standard"/>
      <text:p text:style-name="Standard">Исследуемый репозиторий: awesome-for-beginners</text:p>
      <text:p text:style-name="Standard"/>
      <text:p text:style-name="Standard">Структура проекта:</text:p>
      <text:list text:style-name="L2">
        <text:list-item>
          <text:p text:style-name="P2">Четкая организация по категориям</text:p>
        </text:list-item>
        <text:list-item>
          <text:p text:style-name="P2">Наличие README с подробным описанием</text:p>
        </text:list-item>
        <text:list-item>
          <text:p text:style-name="P2">.gitignore настроен для разных языков</text:p>
        </text:list-item>
        <text:list-item>
          <text:p text:style-name="P2">Документация в каждой папке</text:p>
        </text:list-item>
        <text:list-item>
          <text:p text:style-name="P2"/>
        </text:list-item>
      </text:list>
      <text:p text:style-name="Standard">История коммитов:</text:p>
      <text:list text:style-name="L3">
        <text:list-item>
          <text:p text:style-name="P3">Сообщения коммитов информативные и понятные</text:p>
        </text:list-item>
        <text:list-item>
          <text:p text:style-name="P3">Частые небольшие изменения</text:p>
        </text:list-item>
        <text:list-item>
          <text:p text:style-name="P3">Каждый коммит затрагивает одну функциональность</text:p>
        </text:list-item>
      </text:list>
      <text:p text:style-name="Standard"/>
      <text:p text:style-name="Standard">Система ветвления:</text:p>
      <text:list text:style-name="L4">
        <text:list-item>
          <text:p text:style-name="P4">Основная ветка main</text:p>
        </text:list-item>
        <text:list-item>
          <text:p text:style-name="P4">Feature-ветки для новых функций</text:p>
        </text:list-item>
        <text:list-item>
          <text:p text:style-name="P4">Hotfix-ветки для срочных исправлений</text:p>
        </text:list-item>
      </text:list>
      <text:p text:style-name="Standard"/>
      <text:p text:style-name="P5">Pull Requests:</text:p>
      <text:list text:style-name="L5">
        <text:list-item>
          <text:p text:style-name="P6">Каждый PR содержит описание изменений</text:p>
        </text:list-item>
        <text:list-item>
          <text:p text:style-name="P6">Проводится код-ревью</text:p>
        </text:list-item>
        <text:list-item>
          <text:p text:style-name="P7">Есть обсуждение в комментариях</text:p>
        </text:list-item>
        <text:list-item>
          <text:p text:style-name="P7">Тесты перед слиянием</text:p>
        </text:list-item>
        <text:list-item>
          <text:p text:style-name="P7"/>
        </text:list-item>
      </text:list>
      <text:p text:style-name="Standard"><text:s/>4. Выводы</text:p>
      <text:p text:style-name="Standard"/>
      <text:p text:style-name="Standard">Качество кода:</text:p>
      <text:list text:style-name="L6">
        <text:list-item>
          <text:p text:style-name="P8"><text:soft-page-break/>Проект соответствует принципам чистого кода</text:p>
        </text:list-item>
        <text:list-item>
          <text:p text:style-name="P8">Хорошая организация файлов и папок</text:p>
        </text:list-item>
        <text:list-item>
          <text:p text:style-name="P8">Понятная документация</text:p>
        </text:list-item>
      </text:list>
      <text:p text:style-name="Standard"/>
      <text:p text:style-name="Standard">Эффективность инструментов:</text:p>
      <text:list text:style-name="L7">
        <text:list-item>
          <text:p text:style-name="P9">PR и Issues эффективно используются для отслеживания изменений</text:p>
        </text:list-item>
        <text:list-item>
          <text:p text:style-name="P9">Четкая система ветвления</text:p>
        </text:list-item>
        <text:list-item>
          <text:p text:style-name="P9">Конструктивное обсуждение в комментариях</text:p>
        </text:list-item>
        <text:list-item>
          <text:p text:style-name="P9"/>
        </text:list-item>
      </text:list>
      <text:p text:style-name="Standard">Рекомендации:</text:p>
      <text:list text:style-name="L8">
        <text:list-item>
          <text:p text:style-name="P10">Продолжать использовать текущий подход к коммитам</text:p>
        </text:list-item>
        <text:list-item>
          <text:p text:style-name="P11">Поддерживать качество документации</text:p>
        </text:list-item>
        <text:list-item>
          <text:p text:style-name="P11">Следовать системе именования веток</text:p>
        </text:list-item>
        <text:list-item>
          <text:p text:style-name="P10">Регулярно проводить код-ревью</text:p>
        </text:list-item>
        <text:list-item>
          <text:p text:style-name="P10"/>
        </text:list-item>
      </text:list>
      <text:p text:style-name="Standard"><text:s/>5. Заключение</text:p>
      <text:p text:style-name="Standard"/>
      <text:p text:style-name="Standard">Анализ показал, что выбранный проект демонстрирует лучшие практики работы с Git и GitHub. Следование этим принципам в собственном репозитории поможет поддерживать качество кода и облегчит его дальнейшее сопровождение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08:30:39.507826096</meta:creation-date>
    <dc:date>2025-06-05T08:42:06.808617605</dc:date>
    <meta:editing-duration>PT11M27S</meta:editing-duration>
    <meta:editing-cycles>1</meta:editing-cycles>
    <meta:generator>LibreOffice/7.6.4.1$Linux_X86_64 LibreOffice_project/60$Build-1</meta:generator>
    <meta:document-statistic meta:table-count="0" meta:image-count="0" meta:object-count="0" meta:page-count="2" meta:paragraph-count="55" meta:word-count="267" meta:character-count="1926" meta:non-whitespace-character-count="1735"/>
  </office:meta>
</office:document-meta>
</file>